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Segoe Script4" svg:font-family="'Segoe Script'" style:font-adornments="標準" style:font-family-generic="script" style:font-pitch="variable"/>
    <style:font-face style:name="Segoe Script" svg:font-family="'Segoe Script'" style:font-adornments="粗體" style:font-family-generic="script" style:font-pitch="variable"/>
    <style:font-face style:name="標楷體8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3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1" svg:font-family="'Segoe Script'" style:font-family-generic="system" style:font-pitch="variable"/>
    <style:font-face style:name="Segoe Script3" svg:font-family="'Segoe Script'" style:font-adornments="標準" style:font-family-generic="system" style:font-pitch="variable"/>
    <style:font-face style:name="Segoe Script2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6" svg:font-family="標楷體" style:font-adornments="標準" style:font-family-generic="system" style:font-pitch="variable"/>
    <style:font-face style:name="標楷體5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cm" fo:text-indent="0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Segoe Script4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Segoe Script4" fo:font-size="24pt" fo:font-style="normal" fo:text-shadow="none" style:text-underline-style="none" fo:font-weight="bold" style:letter-kerning="true" style:font-name-asian="標楷體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理財達人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2022/11/16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理財達人-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  <text:list-item>
                <text:p text:style-name="P6">我的深入探討<text:tab/><text:tab/>P.7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list>
                  <text:list-item>
                    <text:p text:style-name="P5">以物易物的優缺點<text:tab/><text:tab/><text:tab/><text:tab/><text:tab/><text:tab/><text:tab/>P.7</text:p>
                    <text:list>
                      <text:list-item>
                        <text:p text:style-name="P5">優點<text:tab/><text:tab/><text:tab/><text:tab/>P.7</text:p>
                      </text:list-item>
                      <text:list-item>
                        <text:p text:style-name="P5">缺點<text:tab/><text:tab/><text:tab/><text:tab/>P.8</text:p>
                      </text:list-item>
                    </text:list>
                  </text:list-item>
                  <text:list-item>
                    <text:p text:style-name="P5">匯率的兌換<text:tab/><text:tab/><text:tab/>P.9</text:p>
                  </text:list-item>
                  <text:list-item>
                    <text:p text:style-name="P5">理財大富翁遊戲中的心得<text:tab/><text:tab/><text:tab/><text:tab/><text:tab/>P.10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理財達人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了解以物易物的規則</text:p>
              </text:list-item>
              <text:list-item>
                <text:p text:style-name="P5">學習匯率的計算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大富翁地圖</text:p>
              </text:list-item>
              <text:list-item>
                <text:p text:style-name="P5">計算機</text:p>
              </text:list-item>
              <text:list-item>
                <text:p text:style-name="P5">骰子</text:p>
              </text:list-item>
              <text:list-item>
                <text:p text:style-name="P5">標的物及房子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玩大富翁並換算匯率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以物易物的優缺點-優點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優點</text:p>
                <text:list>
                  <text:list-item>
                    <text:p text:style-name="P5">可避免因攜帶金錢而造成的重量。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以物易物的優缺點-缺點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缺點</text:p>
                <text:list>
                  <text:list-item>
                    <text:p text:style-name="P5">容易有買賣糾紛。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匯率的兌換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美金</text:span>($)：大約1:31</text:p>
              </text:list-item>
              <text:list-item>
                <text:p text:style-name="P5"><text:span text:style-name="T1">英鎊</text:span>(£)：大約1:37</text:p>
              </text:list-item>
              <text:list-item>
                <text:p text:style-name="P5"><text:span text:style-name="T1">日圓</text:span>(¥)：大約1:0.22</text:p>
              </text:list-item>
              <text:list-item>
                <text:p text:style-name="P6"><text:span text:style-name="T1">比例：</text:span><text:span text:style-name="T2">新臺幣</text:span><text:span text:style-name="T3">(NTD</text:span><text:span text:style-name="T3">或</text:span><text:span text:style-name="T3">NT$)</text:span><text:span text:style-name="T4">:</text:span><text:span text:style-name="T5">其他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理財大富翁遊戲中的心得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遊戲很好玩，但是匯率不好算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Segoe Script4" svg:font-family="'Segoe Script'" style:font-adornments="標準" style:font-family-generic="script" style:font-pitch="variable"/>
    <style:font-face style:name="Segoe Script" svg:font-family="'Segoe Script'" style:font-adornments="粗體" style:font-family-generic="script" style:font-pitch="variable"/>
    <style:font-face style:name="標楷體8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3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1" svg:font-family="'Segoe Script'" style:font-family-generic="system" style:font-pitch="variable"/>
    <style:font-face style:name="Segoe Script3" svg:font-family="'Segoe Script'" style:font-adornments="標準" style:font-family-generic="system" style:font-pitch="variable"/>
    <style:font-face style:name="Segoe Script2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6" svg:font-family="標楷體" style:font-adornments="標準" style:font-family-generic="system" style:font-pitch="variable"/>
    <style:font-face style:name="標楷體5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Script4" fo:font-family="'Segoe Script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20M59S</meta:editing-duration>
    <meta:editing-cycles>31</meta:editing-cycles>
    <meta:generator>LibreOffice/7.1.6.2$Windows_X86_64 LibreOffice_project/0e133318fcee89abacd6a7d077e292f1145735c3</meta:generator>
    <dc:title>Vivid</dc:title>
    <dc:date>2022-12-21T18:54:11.919000000</dc:date>
    <meta:document-statistic meta:object-count="85"/>
  </office:meta>
</office:document-meta>
</file>